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Support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Support.doEndTag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setParent( Tag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doStartTag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setup( SourceResolver resolver , Map objectModel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Suppor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findAttribut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gSupport.findAncestorWithClass( Tag from , Class klas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